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Heading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Heading" style:family="paragraph">
      <style:text-properties fo:font-size="12pt" style:font-size-asian="12pt" style:font-size-complex="12pt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style:font-name="Open Sans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Open Sans" fo:color="#000000"/>
    </style:style>
    <style:style style:name="T14" style:parent-style-name="DefaultParagraphFont" style:family="text">
      <style:text-properties style:font-name="Open Sans" fo:color="#000000" fo:font-size="12pt" style:font-size-asian="12pt" style:font-size-complex="12pt"/>
    </style:style>
    <style:style style:name="T15" style:parent-style-name="DefaultParagraphFont" style:family="text">
      <style:text-properties style:font-name="Open Sans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style:font-name="Open Sans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Open Sans" fo:color="#000000" fo:font-size="12pt" style:font-size-asian="12pt" style:font-size-complex="12pt"/>
    </style:style>
    <style:style style:name="T24" style:parent-style-name="DefaultParagraphFont" style:family="text">
      <style:text-properties style:font-name="Open Sans" fo:color="#000000" fo:font-size="12pt" style:font-size-asian="12pt" style:font-size-complex="12pt"/>
    </style:style>
    <style:style style:name="T25" style:parent-style-name="DefaultParagraphFont" style:family="text">
      <style:text-properties style:font-name="Open Sans" fo:font-weight="bold" style:font-weight-asian="bold" style:font-weight-complex="bold" fo:color="#000000" fo:font-size="12pt" style:font-size-asian="12pt" style:font-size-complex="12pt"/>
    </style:style>
    <style:style style:name="T26" style:parent-style-name="DefaultParagraphFont" style:family="text">
      <style:text-properties style:font-name="Open Sans" fo:color="#000000" fo:font-size="12pt" style:font-size-asian="12pt" style:font-size-complex="12pt"/>
    </style:style>
  </office:automatic-styles>
  <office:body>
    <office:text text:use-soft-page-breaks="true">
      <text:p text:style-name="P1">AV. CANSU ZENGİN</text:p>
      <text:p text:style-name="P2">AVUKAT/ARABULUCU/UZLAŞTIRMACI</text:p>
      <text:p text:style-name="P3">Ankara Barosu</text:p>
      <text:p text:style-name="Heading"><text:span text:style-name="T4">Eğitim</text:span><text:span text:style-name="T5"><text:line-break/>Ankara Üniversitesi Hukuk Fakültesi<text:s/></text:span><text:span text:style-name="T6"><text:line-break/></text:span><text:span text:style-name="T7"><text:line-break/></text:span><text:span text:style-name="T8">Yabancı Dil</text:span></text:p>
      <text:p text:style-name="Heading"><text:span text:style-name="T9">İngilizce</text:span></text:p>
      <text:p text:style-name="Heading"><text:span text:style-name="T10"><text:line-break/></text:span><text:a xlink:href="mailto:av.cansuzengin@gmail.com" office:target-frame-name="_top" xlink:show="replace"><text:span text:style-name="T11">av.cansuzengin@gmail.com</text:span></text:a></text:p>
      <text:p text:style-name="Heading"><text:span text:style-name="T12">Diğer Bilgiler</text:span></text:p>
      <text:p text:style-name="Heading"><text:span text:style-name="T13"><text:line-break/></text:span><text:span text:style-name="T14">. Ankara Üniversitesi Hukuk Fakültesi ,<text:s/></text:span><text:span text:style-name="T15">Sağlık Hukuku</text:span></text:p>
      <text:p text:style-name="Heading"><text:span text:style-name="T16">. Ankara Üniversitesi Hukuk Fakültesi<text:s/></text:span><text:span text:style-name="T17">Hukuk, Etik ve İnsan Hakları</text:span><text:span text:style-name="T18"><text:s/>Sertifika Programı (Hukukta Kadın, Hukuk ve Edebiyat dersleri; Aile Mahkemeleri Grup Çalışmaları ve Toplumsal Cinsiyet Hukuk Kliniği)-Prof.Dr.Gülriz Uygur</text:span></text:p>
      <text:p text:style-name="Heading"><text:span text:style-name="T19">. Ankara Üniversitesi Hukuk Fakültesi Hukuk ve İnsan Hakları Araştırma Topluluğu<text:s/></text:span><text:span text:style-name="T20">Bilişim Hukuku</text:span><text:span text:style-name="T21"><text:s/>Sempozyumu Katılım Sertifikası-Ali Ataş</text:span></text:p>
      <text:p text:style-name="Heading"><text:span text:style-name="T22">. Proje Döngüsü Yönetimi</text:span><text:span text:style-name="T23"><text:s/>(PCM) Eğitimi Katılım Sertifikası-Akdeniz Eğitim ve Kalkındırma Derneği-Saadettin Dindar</text:span></text:p>
      <text:p text:style-name="Heading"><text:span text:style-name="T24">. THK</text:span><text:span text:style-name="T25"><text:s/>KVKK Eğitimi<text:s/></text:span><text:span text:style-name="T26">Sertifikası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MS Gothic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Title" style:display-name="Titl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ren Kaan Çakır</dc:creator>
    <meta:creation-date>2023-09-28T11:17:00Z</meta:creation-date>
    <dc:date>2023-09-28T11:17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5" meta:character-count="776" meta:row-count="5" meta:non-whitespace-character-count="662"/>
  </office:meta>
</office:document-meta>
</file>